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1mm"/>
    </style:style>
    <style:style style:name="co4" style:family="table-column">
      <style:table-column-properties fo:break-before="auto" style:column-width="4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n(z)=0.3x+0.5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formula="of:=0.3*[.C2]+0.5*[.D2]" office:value-type="float" office:value="32.999999901669" calcext:value-type="float">
            <text:p>32.999999901669</text:p>
          </table:table-cell>
          <table:table-cell office:value-type="float" office:value="59.9999997534119" calcext:value-type="float">
            <text:p>59.9999997534119</text:p>
          </table:table-cell>
          <table:table-cell office:value-type="float" office:value="29.9999999512908" calcext:value-type="float">
            <text:p>29.999999951290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[.C2]-[.D2]" office:value-type="float" office:value="29.9999998021211" calcext:value-type="float">
            <text:p>29.9999998021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C2]-[.D2]" office:value-type="float" office:value="29.9999998021211" calcext:value-type="float">
            <text:p>29.999999802121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[.C2]-[.D2]" office:value-type="float" office:value="29.9999998021211" calcext:value-type="float">
            <text:p>29.99999980212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formula="of:=[.D2]" office:value-type="float" office:value="29.9999999512908" calcext:value-type="float">
            <text:p>29.99999995129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table:formula="of:=[.D2]" office:value-type="float" office:value="29.9999999512908" calcext:value-type="float">
            <text:p>29.9999999512908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3:55:16.864961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4:11.621362592</meta:creation-date>
    <dc:date>2019-03-06T13:59:35.088554719</dc:date>
    <meta:editing-duration>PT36M17S</meta:editing-duration>
    <meta:editing-cycles>7</meta:editing-cycles>
    <meta:generator>LibreOffice/6.2.0.3$Linux_X86_64 LibreOffice_project/20$Build-3</meta:generator>
    <meta:document-statistic meta:table-count="1" meta:cell-count="22" meta:object-count="0"/>
  </office:meta>
</office:document-meta>
</file>